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officeooo:rsid="001bc290" officeooo:paragraph-rsid="001bc290"/>
    </style:style>
    <style:style style:name="P2" style:family="paragraph" style:parent-style-name="Standard">
      <style:paragraph-properties fo:break-before="page"/>
      <style:text-properties officeooo:rsid="001bc290" officeooo:paragraph-rsid="001bc290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normal" style:font-name-complex="Lucida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normal" style:font-name-complex="Lucida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normal" style:font-name-complex="Lucida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normal" style:font-name-complex="Lucida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03cm" fo:min-width="5.0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804cm" fo:min-width="5.0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03cm" fo:min-width="5.0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01cm" fo:min-width="5.0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03cm" fo:min-width="5.0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04cm" fo:min-width="5.0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808cm" fo:min-width="5.0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803cm" fo:min-width="5.03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804cm" fo:min-width="5.03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Ponta_20_de_20_set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Ponta_20_de_20_set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Ponta_20_de_20_set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Ponta_20_de_20_set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Ponta_20_de_20_set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Ponta_20_de_20_set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Ponta_20_de_20_set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Ponta_20_de_20_set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Ponta_20_de_20_set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Ponta_20_de_20_set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Ponta_20_de_20_set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Ponta_20_de_20_set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2.882cm" fo:min-width="2.85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Ponta_20_de_20_set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Ponta_20_de_20_set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Ponta_20_de_20_set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faf46" draw:textarea-horizontal-align="justify" draw:textarea-vertical-align="middle" draw:auto-grow-height="false" fo:min-height="2.882cm" fo:min-width="2.85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lan:</text:p>
      <text:p text:style-name="P1"/>
      <text:p text:style-name="P1">Funcionalidade: Cadastro</text:p>
      <text:p text:style-name="P1"/>
      <text:p text:style-name="P1">Comportamento esperado: Ao digitar e-mail, nome completo, usuário e senha e confirmar a senha, o usuário será cadastrado na plataforma.</text:p>
      <text:p text:style-name="P1"/>
      <text:p text:style-name="P1">Quando o cadastro for efetuado corretamente, o usuário deverá ser redirecionado para a tela de login. Em caso de erro, usuário deve receber uma mensagem informando qual é o erro.</text:p>
      <text:p text:style-name="P1"/>
      <text:p text:style-name="P1">Todos os campos são obrigatórios e o sistema deve indicar caso um campo não tenha sido digitado.</text:p>
      <text:p text:style-name="P1"/>
      <text:p text:style-name="P1">A senha deve ter no mínimo 8 caracteres.</text:p>
      <text:p text:style-name="P1"/>
      <text:p text:style-name="P1"><draw:g text:anchor-type="paragraph" draw:z-index="0" draw:name="Objeto de grupo 1" draw:style-name="gr1"><draw:custom-shape draw:style-name="gr2" draw:text-style-name="P4" svg:width="5.531cm" svg:height="1.054cm" svg:x="5.002cm" svg:y="1.046cm"><text:p text:style-name="P3"><text:span text:style-name="T1">Digitar No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" xml:id="id1" draw:id="id1" svg:width="5.536cm" svg:height="1.056cm" svg:x="12.377cm" svg:y="1.309cm"><text:p text:style-name="P3"><text:span text:style-name="T1">Não Digitar Campo Obrigatór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" svg:width="5.531cm" svg:height="1.054cm" svg:x="5.002cm" svg:y="3.154cm"><text:p text:style-name="P3"><text:span text:style-name="T1">Digitar E-mai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" svg:width="5.531cm" svg:height="1.052cm" svg:x="5.002cm" svg:y="5.528cm"><text:p text:style-name="P3"><text:span text:style-name="T1">Digitar Senh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" svg:width="5.531cm" svg:height="1.054cm" svg:x="5.002cm" svg:y="7.899cm"><text:p text:style-name="P3"><text:span text:style-name="T1">Confirmar Senh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" svg:width="5.531cm" svg:height="1.056cm" svg:x="5.002cm" svg:y="10.003cm"><text:p text:style-name="P3"><text:span text:style-name="T1">Clicar em Cadastra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5" svg:width="5.536cm" svg:height="1.059cm" svg:x="12.377cm" svg:y="4.47cm"><text:p text:style-name="P3"><text:span text:style-name="T1">E-mail já existent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5" svg:width="5.532cm" svg:height="1.054cm" svg:x="-1.586cm" svg:y="5.262cm"><text:p text:style-name="P3"><text:span text:style-name="T1">Senha fora do Padrã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5" svg:width="5.532cm" svg:height="1.056cm" svg:x="-1.586cm" svg:y="8.158cm"><text:p text:style-name="P3"><text:span text:style-name="T1">Senhas não são iguais</text:span></text:p><draw:enhanced-geometry svg:viewBox="0 0 21600 21600" draw:mirror-horizontal="false" draw:mirror-vertical="false" draw:type="rectangle" draw:enhanced-path="M 0 0 L 21600 0 21600 21600 0 21600 0 0 Z N"/></draw:custom-shape><draw:line draw:style-name="gr11" draw:text-style-name="P6" svg:x1="10.797cm" svg:y1="1.573cm" svg:x2="12.114cm" svg:y2="1.836cm"><text:p/></draw:line><draw:line draw:style-name="gr12" draw:text-style-name="P6" svg:x1="10.797cm" svg:y1="3.417cm" svg:x2="12.114cm" svg:y2="2.363cm"><text:p/></draw:line><draw:line draw:style-name="gr13" draw:text-style-name="P6" svg:x1="10.797cm" svg:y1="3.944cm" svg:x2="11.851cm" svg:y2="4.998cm"><text:p/></draw:line><draw:line draw:style-name="gr14" draw:text-style-name="P6" svg:x1="10.797cm" svg:y1="5.789cm" svg:x2="12.905cm" svg:y2="2.627cm"><text:p/></draw:line><draw:line draw:style-name="gr15" draw:text-style-name="P6" svg:x1="4.737cm" svg:y1="8.423cm" svg:x2="4.21cm" svg:y2="8.686cm"><text:p/></draw:line><draw:line draw:style-name="gr16" draw:text-style-name="P6" svg:x1="2.629cm" svg:y1="7.632cm" svg:x2="4.737cm" svg:y2="6.842cm"><text:p/></draw:line><draw:line draw:style-name="gr17" draw:text-style-name="P6" svg:x1="4.737cm" svg:y1="5.788cm" svg:x2="4.21cm" svg:y2="5.525cm"><text:p/></draw:line><draw:line draw:style-name="gr18" draw:text-style-name="P6" svg:x1="1.047cm" svg:y1="6.315cm" svg:x2="4.736cm" svg:y2="6.578cm"><text:p/></draw:line><draw:line draw:style-name="gr19" draw:text-style-name="P7" svg:x1="8.161cm" svg:y1="2.363cm" svg:x2="8.161cm" svg:y2="2.89cm"><text:p/></draw:line><draw:line draw:style-name="gr20" draw:text-style-name="P7" svg:x1="8.161cm" svg:y1="4.366cm" svg:x2="8.161cm" svg:y2="5.42cm"><text:p/></draw:line><draw:line draw:style-name="gr21" draw:text-style-name="P7" svg:x1="8.161cm" svg:y1="6.684cm" svg:x2="8.161cm" svg:y2="7.738cm"><text:p/></draw:line><draw:line draw:style-name="gr22" draw:text-style-name="P7" svg:x1="8.161cm" svg:y1="9.003cm" svg:x2="8.161cm" svg:y2="9.846cm"><text:p/></draw:line><draw:custom-shape draw:style-name="gr23" draw:text-style-name="P9" svg:width="4.746cm" svg:height="4.428cm" svg:x="12.377cm" svg:y="9.795cm"><text:p text:style-name="P8"><text:span text:style-name="T2">Mensagem de e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4" draw:text-style-name="P10" svg:x1="17.912cm" svg:y1="1.836cm" svg:x2="18.306cm" svg:y2="11.568cm" draw:start-shape="id1" draw:start-glue-point="1" svg:d="M17912 1836h501v9732h-107" svg:viewBox="0 0 503 9733"><text:p/></draw:connector><draw:line draw:style-name="gr25" draw:text-style-name="P7" svg:x1="18.437cm" svg:y1="11.568cm" svg:x2="17.383cm" svg:y2="11.568cm"><text:p/></draw:line><draw:line draw:style-name="gr26" draw:text-style-name="P7" svg:x1="14.485cm" svg:y1="5.788cm" svg:x2="14.485cm" svg:y2="9.213cm"><text:p/></draw:line><draw:line draw:style-name="gr27" draw:text-style-name="P7" svg:x1="8.161cm" svg:y1="11.216cm" svg:x2="8.161cm" svg:y2="13.956cm"><text:p/></draw:line><draw:custom-shape draw:style-name="gr28" draw:text-style-name="P11" svg:width="4.742cm" svg:height="4.428cm" svg:x="5.791cm" svg:y="14.272cm"><text:p text:style-name="P8"><text:span text:style-name="T2">Efetuar Cadast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</office:font-face-decls>
  <office:styles>
    <draw:marker draw:name="Ponta_20_de_20_seta_20_1" draw:display-name="Ponta de seta 1" svg:viewBox="0 0 20 20" svg:d="M0 20l10-20 10 20z"/>
    <draw:marker draw:name="Ponta_20_de_20_seta_20_10" draw:display-name="Ponta de seta 10" svg:viewBox="0 0 20 20" svg:d="M0 20l10-20 10 20z"/>
    <draw:marker draw:name="Ponta_20_de_20_seta_20_11" draw:display-name="Ponta de seta 11" svg:viewBox="0 0 20 20" svg:d="M0 20l10-20 10 20z"/>
    <draw:marker draw:name="Ponta_20_de_20_seta_20_12" draw:display-name="Ponta de seta 12" svg:viewBox="0 0 20 20" svg:d="M0 20l10-20 10 20z"/>
    <draw:marker draw:name="Ponta_20_de_20_seta_20_2" draw:display-name="Ponta de seta 2" svg:viewBox="0 0 20 20" svg:d="M0 20l10-20 10 20z"/>
    <draw:marker draw:name="Ponta_20_de_20_seta_20_3" draw:display-name="Ponta de seta 3" svg:viewBox="0 0 20 20" svg:d="M0 20l10-20 10 20z"/>
    <draw:marker draw:name="Ponta_20_de_20_seta_20_5" draw:display-name="Ponta de seta 5" svg:viewBox="0 0 20 20" svg:d="M0 20l10-20 10 20z"/>
    <draw:marker draw:name="Ponta_20_de_20_seta_20_6" draw:display-name="Ponta de seta 6" svg:viewBox="0 0 20 20" svg:d="M0 20l10-20 10 20z"/>
    <draw:marker draw:name="Ponta_20_de_20_seta_20_7" draw:display-name="Ponta de seta 7" svg:viewBox="0 0 20 20" svg:d="M0 20l10-20 10 20z"/>
    <draw:marker draw:name="Ponta_20_de_20_seta_20_8" draw:display-name="Ponta de seta 8" svg:viewBox="0 0 20 20" svg:d="M0 20l10-20 10 20z"/>
    <draw:marker draw:name="Ponta_20_de_20_seta_20_9" draw:display-name="Ponta de seta 9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3T23:58:57.352000000</meta:creation-date>
    <dc:date>2023-01-04T00:21:37.983000000</dc:date>
    <meta:editing-duration>PT22M40S</meta:editing-duration>
    <meta:editing-cycles>1</meta:editing-cycles>
    <meta:document-statistic meta:table-count="0" meta:image-count="0" meta:object-count="0" meta:page-count="2" meta:paragraph-count="6" meta:word-count="79" meta:character-count="483" meta:non-whitespace-character-count="410"/>
    <meta:generator>LibreOffice/7.4.3.2$Windows_X86_64 LibreOffice_project/1048a8393ae2eeec98dff31b5c133c5f1d08b890</meta:generator>
  </office:meta>
</office:document-meta>
</file>